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70000021094F78ED2.png"/>
  <manifest:file-entry manifest:media-type="image/png" manifest:full-path="Pictures/1000000000000160000000F455505087.png"/>
  <manifest:file-entry manifest:media-type="image/png" manifest:full-path="Pictures/100000000000000F00000010B9BD4DA5.png"/>
  <manifest:file-entry manifest:media-type="image/png" manifest:full-path="Pictures/10000000000000100000000AB1CF78BE.png"/>
  <manifest:file-entry manifest:media-type="image/png" manifest:full-path="Pictures/100000000000001600000017CD1265A6.png"/>
  <manifest:file-entry manifest:media-type="image/png" manifest:full-path="Pictures/100000000000005200000015E5D04730.png"/>
  <manifest:file-entry manifest:media-type="image/png" manifest:full-path="Pictures/100000000000010D0000015ECBD6B6C8.png"/>
  <manifest:file-entry manifest:media-type="image/png" manifest:full-path="Pictures/10000000000000F9000000DDE48A293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weight="bold" style:font-weight-asian="bold" style:font-weight-complex="bold"/>
    </style:style>
    <style:style style:name="P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10" style:family="paragraph" style:parent-style-name="Standard">
      <style:paragraph-properties fo:margin-left="0cm" fo:margin-right="0cm" fo:text-align="start" style:justify-single-word="false" fo:text-indent="0cm" style:auto-text-indent="false"/>
      <style:text-properties fo:font-weight="bold" style:font-weight-asian="bold" style:font-weight-complex="bold"/>
    </style:style>
    <style:style style:name="P11" style:family="paragraph" style:parent-style-name="Standard">
      <style:paragraph-properties fo:margin-left="0cm" fo:margin-right="0cm" fo:text-align="start" style:justify-single-word="false" fo:text-indent="0cm" style:auto-text-indent="false"/>
      <style:text-properties fo:language="fi" fo:country="FI" fo:font-weight="normal" style:font-weight-asian="normal" style:font-weight-complex="normal"/>
    </style:style>
    <style:style style:name="P12" style:family="paragraph" style:parent-style-name="Standard">
      <style:paragraph-properties fo:margin-left="0cm" fo:margin-right="0cm" fo:text-align="start" style:justify-single-word="false" fo:text-indent="0cm" style:auto-text-indent="false"/>
      <style:text-properties fo:font-size="14pt" fo:font-weight="bold" style:font-size-asian="14pt" style:font-weight-asian="bold" style:font-size-complex="14pt" style:font-weight-complex="bold"/>
    </style:style>
    <style:style style:name="P13" style:family="paragraph" style:parent-style-name="Standard">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4" style:family="paragraph" style:parent-style-name="Standard">
      <style:paragraph-properties fo:margin-left="0cm" fo:margin-right="0cm" fo:text-align="start" style:justify-single-word="false" fo:text-indent="0cm" style:auto-text-indent="false"/>
      <style:text-properties style:font-name="Times New Roman" fo:font-size="12pt" fo:language="fi" fo:country="FI" fo:font-weight="normal" style:font-size-asian="12pt" style:font-weight-asian="normal" style:font-size-complex="12pt" style:font-weight-complex="normal"/>
    </style:style>
    <style:style style:name="P15" style:family="paragraph" style:parent-style-name="Standard">
      <style:paragraph-properties fo:margin-left="0cm" fo:margin-right="0cm" fo:text-align="start" style:justify-single-word="false" fo:text-indent="0cm" style:auto-text-indent="false"/>
      <style:text-properties style:font-name="Times New Roman" fo:font-size="12pt" fo:language="fi" fo:country="FI" fo:font-weight="bold" style:font-size-asian="12pt" style:font-weight-asian="bold" style:font-size-complex="12pt" style:font-weight-complex="bold"/>
    </style:style>
    <style:style style:name="P16" style:family="paragraph" style:parent-style-name="Preformatted_20_Text">
      <style:paragraph-properties fo:margin-left="0cm" fo:margin-right="0cm" fo:text-align="start" style:justify-single-word="false" fo:text-indent="0cm" style:auto-text-indent="false"/>
      <style:text-properties style:font-name="Courier New" fo:font-size="9pt" fo:language="fi" fo:country="FI" fo:font-weight="normal" style:font-size-asian="9pt" style:font-weight-asian="normal" style:font-size-complex="9pt" style:font-weight-complex="normal"/>
    </style:style>
    <style:style style:name="P17" style:family="paragraph" style:parent-style-name="Standard">
      <style:paragraph-properties fo:margin-left="0.238cm" fo:margin-right="0cm" fo:text-align="start" style:justify-single-word="false" fo:text-indent="0cm" style:auto-text-indent="false"/>
      <style:text-properties fo:font-weight="bold" style:font-weight-asian="bold" style:font-weight-complex="bold"/>
    </style:style>
    <style:style style:name="P18" style:family="paragraph" style:parent-style-name="Standard">
      <style:paragraph-properties fo:margin-left="0.238cm" fo:margin-right="0cm" fo:text-align="start" style:justify-single-word="false" fo:text-indent="0cm" style:auto-text-indent="false"/>
      <style:text-properties fo:font-weight="normal" style:font-weight-asian="normal" style:font-weight-complex="normal"/>
    </style:style>
    <style:style style:name="P19" style:family="paragraph" style:parent-style-name="Standard">
      <style:paragraph-properties fo:margin-left="0.238cm" fo:margin-right="0cm" fo:text-align="start" style:justify-single-word="false" fo:text-indent="0cm" style:auto-text-indent="false"/>
      <style:text-properties fo:language="fi" fo:country="FI" fo:font-weight="normal" style:font-weight-asian="normal" style:font-weight-complex="normal"/>
    </style:style>
    <style:style style:name="P20" style:family="paragraph" style:parent-style-name="Standard">
      <style:paragraph-properties fo:margin-left="0.238cm" fo:margin-right="0cm" fo:text-align="start" style:justify-single-word="false" fo:text-indent="0cm" style:auto-text-indent="false"/>
      <style:text-properties fo:language="fi" fo:country="FI" fo:font-weight="bold" style:font-weight-asian="bold" style:font-weight-complex="bold"/>
    </style:style>
    <style:style style:name="P21" style:family="paragraph" style:parent-style-name="Standard">
      <style:paragraph-properties fo:margin-left="0.238cm" fo:margin-right="0cm" fo:text-align="start" style:justify-single-word="false" fo:text-indent="0cm" style:auto-text-indent="false"/>
      <style:text-properties fo:language="fi" fo:country="FI" style:text-underline-style="none" fo:font-weight="normal" style:font-weight-asian="normal" style:font-weight-complex="normal"/>
    </style:style>
    <style:style style:name="P22" style:family="paragraph" style:parent-style-name="Standard">
      <style:paragraph-properties fo:margin-left="0.238cm" fo:margin-right="0cm" fo:text-align="start" style:justify-single-word="false" fo:text-indent="0cm" style:auto-text-indent="false"/>
      <style:text-properties style:font-name="Courier New" fo:font-size="10pt" fo:language="fi" fo:country="FI" fo:font-weight="bold" style:font-size-asian="10pt" style:font-weight-asian="bold" style:font-size-complex="10pt" style:font-weight-complex="bold"/>
    </style:style>
    <style:style style:name="P23" style:family="paragraph" style:parent-style-name="Standard">
      <style:paragraph-properties fo:margin-left="0.238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24" style:family="paragraph" style:parent-style-name="Standard">
      <style:paragraph-properties fo:margin-left="0.238cm" fo:margin-right="0cm" fo:text-align="start" style:justify-single-word="false" fo:text-indent="0cm" style:auto-text-indent="false"/>
      <style:text-properties style:font-name="Courier New" fo:font-size="10pt" fo:font-weight="normal" style:font-size-asian="10pt" style:font-weight-asian="normal" style:font-size-complex="10pt" style:font-weight-complex="normal"/>
    </style:style>
    <style:style style:name="P25" style:family="paragraph" style:parent-style-name="Standard">
      <style:paragraph-properties fo:margin-left="0.238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26" style:family="paragraph" style:parent-style-name="Standard">
      <style:paragraph-properties fo:margin-left="0.238cm" fo:margin-right="0cm" fo:text-align="start" style:justify-single-word="false" fo:text-indent="0cm" style:auto-text-indent="false"/>
      <style:text-properties style:font-name="Times New Roman" fo:font-size="12pt" fo:language="fi" fo:country="FI" fo:font-weight="normal" style:font-size-asian="12pt" style:font-weight-asian="normal" style:font-size-complex="12pt" style:font-weight-complex="normal"/>
    </style:style>
    <style:style style:name="P27" style:family="paragraph" style:parent-style-name="Standard">
      <style:paragraph-properties fo:margin-left="0.238cm" fo:margin-right="0cm"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8" style:family="paragraph" style:parent-style-name="Standard">
      <style:paragraph-properties fo:margin-left="0.238cm" fo:margin-right="0cm" fo:text-align="start" style:justify-single-word="false" fo:text-indent="0cm" style:auto-text-indent="false"/>
      <style:text-properties style:font-name="Times New Roman" fo:font-size="10pt" fo:language="fi" fo:country="FI" fo:font-weight="normal" style:font-size-asian="10pt" style:font-weight-asian="normal" style:font-size-complex="10pt" style:font-weight-complex="normal"/>
    </style:style>
    <style:style style:name="P29" style:family="paragraph" style:parent-style-name="Standard">
      <style:paragraph-properties fo:margin-left="0.238cm" fo:margin-right="0cm" fo:text-align="start" style:justify-single-word="false" fo:text-indent="0cm" style:auto-text-indent="false"/>
    </style:style>
    <style:style style:name="P30" style:family="paragraph" style:parent-style-name="Standard">
      <style:paragraph-properties fo:margin-left="0.238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1" style:family="paragraph" style:parent-style-name="Standard">
      <style:paragraph-properties fo:margin-left="0.238cm" fo:margin-right="0cm" fo:text-align="start" style:justify-single-word="false" fo:text-indent="0cm" style:auto-text-indent="false"/>
      <style:text-properties fo:font-size="14pt" fo:language="fi" fo:country="FI" fo:font-weight="bold" style:font-size-asian="14pt" style:font-weight-asian="bold" style:font-size-complex="14pt" style:font-weight-complex="bold"/>
    </style:style>
    <style:style style:name="P32" style:family="paragraph" style:parent-style-name="Standard">
      <style:paragraph-properties fo:margin-left="0.265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3" style:family="paragraph" style:parent-style-name="Preformatted_20_Text">
      <style:text-properties style:font-name="Courier New" fo:font-size="9pt" style:font-size-asian="9pt" style:font-size-complex="9pt"/>
    </style:style>
    <style:style style:name="P34" style:family="paragraph" style:parent-style-name="Preformatted_20_Text">
      <style:paragraph-properties fo:margin-top="0cm" fo:margin-bottom="0.499cm"/>
      <style:text-properties style:font-name="Courier New" fo:font-size="9pt" style:font-size-asian="9pt" style:font-size-complex="9pt"/>
    </style:style>
    <style:style style:name="P35" style:family="paragraph" style:parent-style-name="Standard" style:list-style-name="L10">
      <style:paragraph-properties fo:text-align="start" style:justify-single-word="false"/>
      <style:text-properties style:font-name="Courier New" fo:font-size="10pt" fo:font-weight="normal" style:font-size-asian="10pt" style:font-weight-asian="normal" style:font-size-complex="10pt" style:font-weight-complex="normal"/>
    </style:style>
    <style:style style:name="P36" style:family="paragraph" style:parent-style-name="Standard" style:list-style-name="L1">
      <style:paragraph-properties fo:margin-left="0.238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7" style:family="paragraph" style:parent-style-name="Standard">
      <style:paragraph-properties fo:margin-left="0.238cm" fo:margin-right="0cm" fo:text-align="start" style:justify-single-word="false" fo:text-indent="0cm" style:auto-text-indent="false"/>
      <style:text-properties fo:font-weight="normal" style:font-weight-asian="normal" style:font-weight-complex="normal"/>
    </style:style>
    <style:style style:name="P38" style:family="paragraph" style:parent-style-name="Standard" style:list-style-name="L4">
      <style:paragraph-properties fo:margin-left="0.238cm" fo:margin-right="0cm" fo:text-align="start" style:justify-single-word="false" fo:text-indent="0cm" style:auto-text-indent="false"/>
      <style:text-properties fo:font-weight="normal" style:font-weight-asian="normal" style:font-weight-complex="normal"/>
    </style:style>
    <style:style style:name="P39" style:family="paragraph" style:parent-style-name="Standard" style:list-style-name="L5">
      <style:paragraph-properties fo:margin-left="0.238cm" fo:margin-right="0cm" fo:text-align="start" style:justify-single-word="false" fo:text-indent="0cm" style:auto-text-indent="false"/>
      <style:text-properties fo:font-weight="normal" style:font-weight-asian="normal" style:font-weight-complex="normal"/>
    </style:style>
    <style:style style:name="P40" style:family="paragraph" style:parent-style-name="Standard" style:list-style-name="L6">
      <style:paragraph-properties fo:margin-left="0.238cm" fo:margin-right="0cm" fo:text-align="start" style:justify-single-word="false" fo:text-indent="0cm" style:auto-text-indent="false"/>
      <style:text-properties fo:font-weight="normal" style:font-weight-asian="normal" style:font-weight-complex="normal"/>
    </style:style>
    <style:style style:name="P41" style:family="paragraph" style:parent-style-name="Standard" style:list-style-name="L7">
      <style:paragraph-properties fo:margin-left="0.238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42" style:family="paragraph" style:parent-style-name="Standard" style:list-style-name="L9">
      <style:paragraph-properties fo:margin-left="0.238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43" style:family="paragraph" style:parent-style-name="Standard">
      <style:paragraph-properties fo:margin-left="0.238cm" fo:margin-right="0cm" fo:text-align="start" style:justify-single-word="false" fo:text-indent="0cm" style:auto-text-indent="false"/>
      <style:text-properties fo:language="fi" fo:country="FI" fo:font-weight="normal" style:font-weight-asian="normal" style:font-weight-complex="normal"/>
    </style:style>
    <style:style style:name="P44" style:family="paragraph" style:parent-style-name="Standard">
      <style:paragraph-properties fo:margin-left="0.238cm" fo:margin-right="0cm" fo:text-align="start" style:justify-single-word="false" fo:text-indent="0cm" style:auto-text-indent="false"/>
      <style:text-properties style:font-name="Times New Roman" fo:font-size="12pt" fo:language="fi" fo:country="FI" fo:font-weight="normal" style:font-size-asian="12pt" style:font-weight-asian="normal" style:font-size-complex="12pt" style:font-weight-complex="normal"/>
    </style:style>
    <style:style style:name="P45" style:family="paragraph" style:parent-style-name="Standard">
      <style:paragraph-properties fo:margin-left="0.238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46" style:family="paragraph" style:parent-style-name="Standard" style:list-style-name="L2">
      <style:paragraph-properties fo:margin-left="1.244cm" fo:margin-right="0cm" fo:text-align="start" style:justify-single-word="false" fo:text-indent="-1.032cm" style:auto-text-indent="false">
        <style:tab-stops/>
      </style:paragraph-properties>
    </style:style>
    <style:style style:name="P47" style:family="paragraph" style:parent-style-name="Standard" style:list-style-name="L3">
      <style:paragraph-properties fo:margin-left="1.244cm" fo:margin-right="0cm" fo:text-align="start" style:justify-single-word="false" fo:text-indent="-1.032cm" style:auto-text-indent="false">
        <style:tab-stops/>
      </style:paragraph-properties>
    </style:style>
    <style:style style:name="P48" style:family="paragraph" style:parent-style-name="Standard" style:list-style-name="L8">
      <style:paragraph-properties fo:margin-left="0.503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Courier New"/>
    </style:style>
    <style:style style:name="T5" style:family="text">
      <style:text-properties style:font-name="Courier New" fo:font-size="10pt" fo:font-weight="normal" style:font-size-asian="10pt" style:font-weight-asian="normal" style:font-size-complex="10pt" style:font-weight-complex="normal"/>
    </style:style>
    <style:style style:name="T6" style:family="text">
      <style:text-properties style:font-name="Courier New" fo:font-size="10pt" style:font-size-asian="10pt" style:font-size-complex="10pt"/>
    </style:style>
    <style:style style:name="T7" style:family="text">
      <style:text-properties style:font-name="Courier New" fo:font-size="10pt" fo:font-weight="bold" style:font-size-asian="10pt" style:font-weight-asian="bold" style:font-size-complex="10pt" style:font-weight-complex="bold"/>
    </style:style>
    <style:style style:name="T8" style:family="text">
      <style:text-properties style:font-name="Courier New" fo:font-size="10pt" style:font-name-asian="Courier New" style:font-size-asian="10pt" style:font-name-complex="Courier New" style:font-size-complex="10pt"/>
    </style:style>
    <style:style style:name="T9" style:family="text">
      <style:text-properties fo:color="#0000ff"/>
    </style:style>
    <style:style style:name="T10" style:family="text">
      <style:text-properties fo:color="#0000ff" style:font-name="Courier New" fo:font-size="10pt" fo:font-weight="normal" style:font-size-asian="10pt" style:font-weight-asian="normal" style:font-size-complex="10pt" style:font-weight-complex="normal"/>
    </style:style>
    <style:style style:name="T11" style:family="text">
      <style:text-properties fo:color="#0000ff" style:font-name="Courier New" fo:font-size="10pt" style:font-size-asian="10pt" style:font-size-complex="10pt"/>
    </style:style>
    <style:style style:name="T12" style:family="text">
      <style:text-properties fo:color="#0000ff" style:text-underline-style="none"/>
    </style:style>
    <style:style style:name="T13" style:family="text">
      <style:text-properties style:text-underline-style="solid" style:text-underline-width="auto" style:text-underline-color="font-color"/>
    </style:style>
    <style:style style:name="T14" style:family="text">
      <style:text-properties fo:language="fi" fo:country="FI"/>
    </style:style>
    <style:style style:name="T15" style:family="text">
      <style:text-properties fo:language="fi" fo:country="FI" fo:font-weight="bold" style:font-weight-asian="bold" style:font-weight-complex="bold"/>
    </style:style>
    <style:style style:name="T16" style:family="text">
      <style:text-properties style:text-underline-style="none"/>
    </style:style>
    <style:style style:name="T17" style:family="text">
      <style:text-properties fo:color="#2300dc"/>
    </style:style>
    <style:style style:name="T18" style:family="text">
      <style:text-properties fo:color="#000080" style:text-underline-style="none"/>
    </style:style>
    <style:style style:name="T19" style:family="text">
      <style:text-properties style:text-line-through-style="solid"/>
    </style:style>
    <style:style style:name="T20" style:family="text">
      <style:text-properties fo:color="#008000"/>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style:font-name="Times New Roman" fo:font-size="12pt" style:font-size-asian="12pt" style:font-size-complex="12pt"/>
    </style:style>
    <style:style style:name="T23" style:family="text">
      <style:text-properties fo:font-size="10pt" style:font-size-asian="10pt" style:font-size-complex="10pt"/>
    </style:style>
    <style:style style:name="T24" style:family="text">
      <style:text-properties style:font-name="Courier New"/>
    </style:style>
    <style:style style:name="T25" style:family="text">
      <style:text-properties style:font-name="Courier New"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stBench 2.0</text:p>
      <text:p text:style-name="P5">User manua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Index</text:p>
      <text:p text:style-name="P8"/>
      <text:p text:style-name="P13">Definitions<text:tab/><text:tab/><text:tab/><text:tab/><text:tab/><text:tab/><text:tab/><text:tab/><text:tab/><text:tab/>p. 3</text:p>
      <text:p text:style-name="P8">Overview<text:tab/><text:tab/><text:tab/><text:tab/><text:tab/><text:tab/><text:tab/><text:tab/><text:tab/><text:tab/>p. 4</text:p>
      <text:p text:style-name="P13"><text:s text:c="2"/>What is TestBench<text:tab/><text:tab/><text:tab/><text:tab/><text:tab/><text:tab/><text:tab/><text:tab/><text:tab/>p. 4</text:p>
      <text:p text:style-name="P13"><text:s text:c="2"/>Typical TestBench setup<text:tab/><text:tab/><text:tab/><text:tab/><text:tab/><text:tab/><text:tab/><text:tab/>p. 4</text:p>
      <text:p text:style-name="P13">TestBench parts<text:tab/><text:tab/><text:tab/><text:tab/><text:tab/><text:tab/><text:tab/><text:tab/><text:tab/>p. 4</text:p>
      <text:p text:style-name="P13">TestBench requirements<text:tab/><text:tab/><text:tab/><text:tab/><text:tab/><text:tab/><text:tab/><text:tab/>p. 4</text:p>
      <text:p text:style-name="P13">How to install TestBench<text:tab/><text:tab/><text:tab/><text:tab/><text:tab/><text:tab/><text:tab/><text:tab/>p. 5</text:p>
      <text:p text:style-name="P13"><text:s text:c="2"/>Simple setup for recording<text:tab/><text:tab/><text:tab/><text:tab/><text:tab/><text:tab/><text:tab/><text:tab/>p. 5</text:p>
      <text:p text:style-name="P13"><text:s text:c="2"/>Simple setup for playback on local machine<text:tab/><text:tab/><text:tab/><text:tab/><text:tab/>p. 6</text:p>
      <text:p text:style-name="P13"><text:s text:c="2"/>Setting up the grid<text:tab/><text:tab/><text:tab/><text:tab/><text:tab/><text:tab/><text:tab/><text:tab/><text:tab/>p. 6</text:p>
      <text:p text:style-name="P13"><text:s text:c="4"/>Configuring the hub<text:tab/><text:tab/><text:tab/><text:tab/><text:tab/><text:tab/><text:tab/><text:tab/>p. 6</text:p>
      <text:p text:style-name="P13"><text:s text:c="4"/>Configuring the remote control<text:tab/><text:tab/><text:tab/><text:tab/><text:tab/><text:tab/><text:tab/>p. 7</text:p>
      <text:p text:style-name="P13">How to record test cases<text:tab/><text:tab/><text:tab/><text:tab/><text:tab/><text:tab/><text:tab/><text:tab/>p. 7</text:p>
      <text:p text:style-name="P13"><text:s text:c="2"/>Recording<text:tab/><text:tab/><text:tab/><text:tab/><text:tab/><text:tab/><text:tab/><text:tab/><text:tab/><text:tab/>p. 7</text:p>
      <text:p text:style-name="P13"><text:s text:c="2"/>Special commands<text:tab/><text:tab/><text:tab/><text:tab/><text:tab/><text:tab/><text:tab/><text:tab/><text:tab/>p. 8</text:p>
      <text:p text:style-name="P13"><text:s text:c="4"/>Comparing screenshot images<text:tab/><text:tab/><text:tab/><text:tab/><text:tab/><text:tab/><text:tab/>p. 8</text:p>
      <text:p text:style-name="P13"><text:s text:c="4"/>Recording ToolTips<text:tab/><text:tab/><text:tab/><text:tab/><text:tab/><text:tab/><text:tab/><text:tab/>p. 8</text:p>
      <text:p text:style-name="P13"><text:s text:c="4"/>Connecting tests together<text:tab/><text:tab/><text:tab/><text:tab/><text:tab/><text:tab/><text:tab/><text:tab/>p. 8</text:p>
      <text:p text:style-name="P13"><text:s text:c="4"/>IDE buttons<text:tab/><text:tab/><text:tab/><text:tab/><text:tab/><text:tab/><text:tab/><text:tab/><text:tab/><text:tab/>p. 8</text:p>
      <text:p text:style-name="P13">Editing test cases<text:tab/><text:tab/><text:tab/><text:tab/><text:tab/><text:tab/><text:tab/><text:tab/><text:tab/>p. 9</text:p>
      <text:p text:style-name="P13"><text:s text:c="2"/>Faulty test cases<text:tab/><text:tab/><text:tab/><text:tab/><text:tab/><text:tab/><text:tab/><text:tab/><text:tab/>p. 9</text:p>
      <text:p text:style-name="P13">How to playback a test case<text:tab/><text:tab/><text:tab/><text:tab/><text:tab/><text:tab/><text:tab/><text:tab/>p. 9</text:p>
      <text:p text:style-name="P13"><text:s text:c="2"/>From the IDE<text:tab/><text:tab/><text:tab/><text:tab/><text:tab/><text:tab/><text:tab/><text:tab/><text:tab/>p. 9</text:p>
      <text:p text:style-name="P13"><text:s text:c="2"/>As JUnit test<text:tab/><text:tab/><text:tab/><text:tab/><text:tab/><text:tab/><text:tab/><text:tab/><text:tab/><text:tab/>p. 9</text:p>
      <text:p text:style-name="P13">How to setup test machines<text:tab/><text:tab/><text:tab/><text:tab/><text:tab/><text:tab/><text:tab/><text:tab/>p. 10</text:p>
      <text:p text:style-name="P13"><text:s text:c="2"/>Edit remote control run script<text:tab/><text:tab/><text:tab/><text:tab/><text:tab/><text:tab/><text:tab/>p. 10</text:p>
      <text:p text:style-name="P13"><text:s text:c="2"/>Browser settings<text:tab/><text:tab/><text:tab/><text:tab/><text:tab/><text:tab/><text:tab/><text:tab/><text:tab/>p. 11</text:p>
      <text:p text:style-name="P13"><text:s text:c="2"/>Operating system settings<text:tab/><text:tab/><text:tab/><text:tab/><text:tab/><text:tab/><text:tab/><text:tab/>p. 11</text:p>
      <text:p text:style-name="P13"><text:s text:c="4"/>Windows<text:tab/><text:tab/><text:tab/><text:tab/><text:tab/><text:tab/><text:tab/><text:tab/><text:tab/><text:tab/>p. 11</text:p>
      <text:p text:style-name="P13"><text:s text:c="4"/>Notes for using screenshots<text:tab/><text:tab/><text:tab/><text:tab/><text:tab/><text:tab/><text:tab/>p. 11</text:p>
      <text:p text:style-name="P13">How to Integrate Tesbench with a build system<text:tab/><text:tab/><text:tab/><text:tab/><text:tab/>p. 11</text:p>
      <text:p text:style-name="P13"><text:s text:c="2"/>Using TestBench with a build system<text:tab/><text:tab/><text:tab/><text:tab/><text:tab/><text:tab/>p. 11</text:p>
      <text:p text:style-name="P13"><text:s text:c="2"/>Start server<text:tab/><text:tab/><text:tab/><text:tab/><text:tab/><text:tab/><text:tab/><text:tab/><text:tab/><text:tab/>p. 12</text:p>
      <text:p text:style-name="P13"><text:s text:c="2"/>Convert HTML tests<text:tab/><text:tab/><text:tab/><text:tab/><text:tab/><text:tab/><text:tab/><text:tab/><text:tab/>p. 12</text:p>
      <text:p text:style-name="P13"><text:s text:c="2"/>Compile JUnit tests<text:tab/><text:tab/><text:tab/><text:tab/><text:tab/><text:tab/><text:tab/><text:tab/><text:tab/>p. 12</text:p>
      <text:p text:style-name="P13"><text:s text:c="2"/>Remove old error screens<text:tab/><text:tab/><text:tab/><text:tab/><text:tab/><text:tab/><text:tab/><text:tab/>p. 12</text:p>
      <text:p text:style-name="P13"><text:s text:c="2"/>Run JUnit tests<text:tab/><text:tab/><text:tab/><text:tab/><text:tab/><text:tab/><text:tab/><text:tab/><text:tab/>p. 12</text:p>
      <text:p text:style-name="P13"><text:s text:c="2"/>Remove temporary files<text:tab/><text:tab/><text:tab/><text:tab/><text:tab/><text:tab/><text:tab/><text:tab/>p. 13</text:p>
      <text:p text:style-name="P13"><text:s text:c="2"/>Stop server<text:tab/><text:tab/><text:tab/><text:tab/><text:tab/><text:tab/><text:tab/><text:tab/><text:tab/><text:tab/>p. 13</text:p>
      <text:p text:style-name="P13">Notes for running tests<text:tab/><text:tab/><text:tab/><text:tab/><text:tab/><text:tab/><text:tab/><text:tab/>p. 13</text:p>
      <text:p text:style-name="P13">Handling of reference screenshots<text:tab/><text:tab/><text:tab/><text:tab/><text:tab/><text:tab/><text:tab/>p. 13</text:p>
      <text:p text:style-name="P13"><text:s text:c="2"/>Updating references<text:tab/><text:tab/><text:tab/><text:tab/><text:tab/><text:tab/><text:tab/><text:tab/><text:tab/>p. 13</text:p>
      <text:p text:style-name="P13">Supported browser strings<text:tab/><text:tab/><text:tab/><text:tab/><text:tab/><text:tab/><text:tab/><text:tab/>p. 14</text:p>
      <text:p text:style-name="P13">Running tests with only a Remote Control<text:tab/><text:tab/><text:tab/><text:tab/><text:tab/><text:tab/>p. 14</text:p>
      <text:p text:style-name="P13">Known issues<text:tab/><text:tab/><text:tab/><text:tab/><text:tab/><text:tab/><text:tab/><text:tab/><text:tab/><text:tab/>p. 14</text:p>
      <text:p text:style-name="P14">Jetty Configuration example<text:tab/><text:tab/><text:tab/><text:tab/><text:tab/><text:tab/><text:tab/><text:tab/>p. 15</text:p>
      <text:p text:style-name="P13"/>
      <text:p text:style-name="P13"/>
      <text:p text:style-name="P7"><text:soft-page-break/>Definitions</text:p>
      <text:p text:style-name="P30"/>
      <text:p text:style-name="P30">@build@</text:p>
      <text:p text:style-name="P30"><text:tab/>Build identifier of format YYYYMMDDHHmm</text:p>
      <text:p text:style-name="P30"/>
      <text:p text:style-name="P30">@version@</text:p>
      <text:p text:style-name="P30"><text:tab/>Version identifier with version and build <text:s/>information eg. 2.0.0.development.@build@</text:p>
      <text:p text:style-name="P30"/>
      <text:p text:style-name="P30">Console</text:p>
      <text:p text:style-name="P30"><text:tab/>Console is used for the Hub Console that shows information about the Hub and Remote</text:p>
      <text:p text:style-name="P30"><text:tab/>Controller statuses. The console is found at <text:span text:style-name="T6">http://{HUB_ADDR}:4444/console</text:span></text:p>
      <text:p text:style-name="P30"/>
      <text:p text:style-name="P30">Grid</text:p>
      <text:p text:style-name="P30"><text:tab/>Grid consists of a Hub and one or more Remote Controls.</text:p>
      <text:p text:style-name="P30"/>
      <text:p text:style-name="P30">Hub</text:p>
      <text:p text:style-name="P30"><text:tab/>The hub controls Remote Control resource allocation for tests.</text:p>
      <text:p text:style-name="P30"/>
      <text:p text:style-name="P30">IDE</text:p>
      <text:p text:style-name="P30"><text:tab/>See. TestBench IDE</text:p>
      <text:p text:style-name="P30"/>
      <text:p text:style-name="P30">Remote Control<text:tab/></text:p>
      <text:p text:style-name="P30"><text:tab/>Remote Control executes the test commands and controls browsers during tests.</text:p>
      <text:p text:style-name="P30"/>
      <text:p text:style-name="P30">TestBench IDE</text:p>
      <text:p text:style-name="P30"><text:tab/>The TestBench IDE is the Firefox extension used for recording and editing test cases.</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4"><text:soft-page-break/>Overview</text:p>
      <text:p text:style-name="P7"/>
      <text:p text:style-name="P7">What is TestBench</text:p>
      <text:p text:style-name="P32"/>
      <text:p text:style-name="P32">TestBench is an environment used for automated user interface regression testing of Vaadin applications on multiple platforms and browsers.</text:p>
      <text:p text:style-name="P32"/>
      <text:p text:style-name="P32">TestBench enables you to run tests on the UI after a build and catch problems created by changes to the business logic. This helps you catch problems that affect the UI functionality early on, before they become a real problem.</text:p>
      <text:p text:style-name="P32"/>
      <text:p text:style-name="P7">Typical TestBench setup</text:p>
      <text:p text:style-name="P30"/>
      <text:p text:style-name="P30">The typical setup for a TestBench environment consists of</text:p>
      <text:p text:style-name="P30"/>
      <text:list xml:id="list29607528" text:style-name="L1">
        <text:list-item>
          <text:p text:style-name="P36">Build server used to build, launch and test the application.</text:p>
        </text:list-item>
        <text:list-item>
          <text:p text:style-name="P36">Machine with Firefox + TestBench IDE for creating tests.</text:p>
        </text:list-item>
        <text:list-item>
          <text:p text:style-name="P36">One machine running Grid Hub.</text:p>
        </text:list-item>
        <text:list-item>
          <text:p text:style-name="P36">One or more machines running Grid Remote Controls.</text:p>
        </text:list-item>
      </text:list>
      <text:p text:style-name="P30"/>
      <text:p text:style-name="P18">Machines for Hub, Remote Controls and test creation may be the same machine.</text:p>
      <text:p text:style-name="P1"/>
      <text:p text:style-name="P1"/>
      <text:p text:style-name="P3">TestBench parts.</text:p>
      <text:p text:style-name="P3"/>
      <text:list xml:id="list29586144" text:style-name="L2">
        <text:list-item>
          <text:p text:style-name="P46">Firefox extension TestBench-ide-@build@.xpi</text:p>
        </text:list-item>
      </text:list>
      <text:list xml:id="list29589739" text:style-name="L3">
        <text:list-item>
          <text:p text:style-name="P47">vaadin-testbench-@version@.jar</text:p>
        </text:list-item>
        <text:list-item>
          <text:p text:style-name="P47">TestBench Grid (includes Hub and Remote Control)</text:p>
        </text:list-item>
      </text:list>
      <text:p text:style-name="P1"/>
      <text:p text:style-name="P3">TestBench requirements</text:p>
      <text:p text:style-name="P18"/>
      <text:p text:style-name="P18">For recording and playback using IDE</text:p>
      <text:list xml:id="list29584374" text:style-name="L4">
        <text:list-item>
          <text:p text:style-name="P38">Firefox 3 <text:span text:style-name="T14">or newer</text:span></text:p>
        </text:list-item>
      </text:list>
      <text:p text:style-name="P19"/>
      <text:p text:style-name="P18">For running tests</text:p>
      <text:list xml:id="list29605132" text:style-name="L5">
        <text:list-item>
          <text:p text:style-name="P39">Java JDK 1.5 or newer</text:p>
        </text:list-item>
        <text:list-item>
          <text:p text:style-name="P39">Installed browsers</text:p>
        </text:list-item>
        <text:list-item>
          <text:p text:style-name="P39">Apache Ant or a way to run Ant script is recommended</text:p>
        </text:list-item>
      </text:list>
      <text:p text:style-name="P29"/>
      <text:p text:style-name="P29"/>
      <text:p text:style-name="P29"/>
      <text:p text:style-name="P29"/>
      <text:p text:style-name="P29"/>
      <text:p text:style-name="P29"/>
      <text:p text:style-name="P29"/>
      <text:p text:style-name="P29"/>
      <text:p text:style-name="P29"/>
      <text:p text:style-name="P29"/>
      <text:p text:style-name="P29"/>
      <text:p text:style-name="P3"><text:soft-page-break/>How to install TestBench</text:p>
      <text:p text:style-name="P2"/>
      <text:p text:style-name="P6">Simple setup for recording</text:p>
      <text:p text:style-name="P17"/>
      <text:p text:style-name="P18">After extracting the files from vaadin-testbench-@version@.zip, enter the <text:span text:style-name="T17">testbench-ide/</text:span> directory.</text:p>
      <text:p text:style-name="P18"/>
      <text:p text:style-name="P18">Open Firefox and either drag the Testbench-ide-@build@.xpi to an open Firefox window or open it from the [<text:span text:style-name="T13">F</text:span>ile] menu. This will ask if you want to install the TestBench IDE extension. </text:p>
      <text:p text:style-name="P18"><text:span text:style-name="T2">Note</text:span> that because TestBench <text:s/>IDE is built on the Selenium IDE extension installation will overwrite an installed Selenium IDE extension and any old TestBench IDE.</text:p>
      <text:p text:style-name="P18"/>
      <text:p text:style-name="P18"><draw:frame draw:style-name="fr1" draw:name="graphics1" text:anchor-type="paragraph" svg:width="9.313cm" svg:height="6.456cm" draw:z-index="2"><draw:image xlink:href="Pictures/1000000000000160000000F455505087.png" xlink:type="simple" xlink:show="embed" xlink:actuate="onLoad"/></draw:frame></text:p>
      <text:p text:style-name="P18">After Firefox has restarted navigate to a Vaadin application eg. <text:a xlink:type="simple" xlink:href="http://demo.vaadin.com/colorpicker">http://demo.vaadin.com/colorpicker</text:a></text:p>
      <text:p text:style-name="P18"/>
      <text:p text:style-name="P18">Open [Testbench IDE] from the [<text:span text:style-name="T13">T</text:span>ools] menu and record a small test.</text:p>
      <text:p text:style-name="P18"><draw:frame draw:style-name="fr2" draw:name="graphics2" text:anchor-type="paragraph" svg:x="4.207cm" svg:y="0.157cm" svg:width="6.588cm" svg:height="5.847cm" draw:z-index="3"><draw:image xlink:href="Pictures/10000000000000F9000000DDE48A293F.png" xlink:type="simple" xlink:show="embed" xlink:actuate="onLoad"/></draw:frame></text:p>
      <text:p text:style-name="P18">Open an empty tab or window and press <draw:frame draw:style-name="fr3" draw:name="graphics9" text:anchor-type="as-char" svg:width="0.423cm" svg:height="0.265cm" draw:z-index="7"><draw:image xlink:href="Pictures/10000000000000100000000AB1CF78BE.png" xlink:type="simple" xlink:show="embed" xlink:actuate="onLoad"/></draw:frame> to see that the test works.</text:p>
      <text:p text:style-name="P18"/>
      <text:p text:style-name="P18">Save the test as a .html file with [<text:span text:style-name="T13">S</text:span>ave Test Case] from the [<text:span text:style-name="T13">F</text:span>ile] menu to <text:span text:style-name="T17">example/testscripts/</text:span></text:p>
      <text:p text:style-name="P18">(TestBench uses html notation for the test files)</text:p>
      <text:p text:style-name="P18"/>
      <text:p text:style-name="P18"/>
      <text:p text:style-name="P18"/>
      <text:p text:style-name="P10"><text:soft-page-break/>Simple setup for playback on local machine</text:p>
      <text:p text:style-name="P10"><text:span text:style-name="T3">(see also </text:span><text:span text:style-name="T21">Running tests with only a Remote Control p.14)</text:span></text:p>
      <text:p text:style-name="P18"/>
      <text:p text:style-name="P18">The hub and remote control are setup so that they can be run on the local machine just by first starting the hub with <text:span text:style-name="T17">/grid/hub/</text:span>hub.bat and then the remote control with <text:span text:style-name="T17">/grid/remote-control/</text:span>rc.bat (hub.sh and rc.sh under Linux).</text:p>
      <text:p text:style-name="P18"/>
      <text:p text:style-name="P18">Navigate to <text:span text:style-name="T17">grid</text:span>/<text:span text:style-name="T17">hub</text:span>/ and run hub.bat to start the hub on port 4444.</text:p>
      <text:p text:style-name="P18"/>
      <text:p text:style-name="P18">Then go to <text:span text:style-name="T17">grid</text:span>/<text:span text:style-name="T17">remote-control</text:span>/ and run rc.bat to start the remote control on the local machine and have it connect to the hub.</text:p>
      <text:p text:style-name="P18"/>
      <text:p text:style-name="P18">Check that the remote control registered correctly by opening <text:a xlink:type="simple" xlink:href="http://localhost:4444/console"><text:span text:style-name="T6">http://localhost:4444/console</text:span></text:a></text:p>
      <text:p text:style-name="P18"/>
      <text:p text:style-name="P18"><draw:frame draw:style-name="fr1" draw:name="graphics3" text:anchor-type="paragraph" svg:width="16.76cm" svg:height="11.003cm" draw:z-index="4"><draw:image xlink:href="Pictures/10000000000003270000021094F78ED2.png" xlink:type="simple" xlink:show="embed" xlink:actuate="onLoad"/></draw:frame></text:p>
      <text:p text:style-name="P18">Next run the ant script in the <text:span text:style-name="T17">example/</text:span> directory. The script will convert, compile, run the recorded test and give a brief output on test success or failure.</text:p>
      <text:p text:style-name="P6"/>
      <text:p text:style-name="P6">Setting up the grid</text:p>
      <text:p text:style-name="P2"/>
      <text:p text:style-name="P18">The grid consists of 2 parts.</text:p>
      <text:list xml:id="list29613598" text:style-name="L6">
        <text:list-item>
          <text:p text:style-name="P40">Hub (Handles communication between remote controls and JUnit test runner)</text:p>
        </text:list-item>
        <text:list-item>
          <text:p text:style-name="P40">Remote-Control (Actual execution of test commands on browsers)</text:p>
        </text:list-item>
      </text:list>
      <text:p text:style-name="P17"/>
      <text:p text:style-name="P17">Configuring the hub</text:p>
      <text:p text:style-name="P18"/>
      <text:p text:style-name="P17"><text:span text:style-name="T3">For the Hub, port and environments can be easily defined in </text:span><text:span text:style-name="T10">grid_configuration.yml</text:span></text:p>
      <text:p text:style-name="P18"><text:soft-page-break/></text:p>
      <text:p text:style-name="P18">- name: <text:tab/>“” <text:tab/>represents the Target value in the console and</text:p>
      <text:p text:style-name="P18"><text:s text:c="2"/>browser: <text:tab/>“” <text:tab/>is <text:s/>the browser run by this target.</text:p>
      <text:p text:style-name="P18"/>
      <text:p text:style-name="P18">The name can be defined as anything, but may not contain a [,] as the remote control environment string is parsed by [,].</text:p>
      <text:p text:style-name="P18"/>
      <text:p text:style-name="P18">The supported browser strings are defined at the end of this document.</text:p>
      <text:p text:style-name="P17"/>
      <text:p text:style-name="P17">Configuring the remote control</text:p>
      <text:p text:style-name="P18"/>
      <text:p text:style-name="P18">The remote control values are defined in the file <text:span text:style-name="T11">rc_configuration.xml</text:span>. Values given in the xml will override the values given in the run scripts.</text:p>
      <text:p text:style-name="P18"/>
      <text:p text:style-name="P18"><text:span text:style-name="T6">&lt;port&gt;</text:span><text:tab/><text:tab/>- is the port this remote control listens to</text:p>
      <text:p text:style-name="P18"><text:span text:style-name="T6">&lt;hubURL&gt;</text:span><text:tab/><text:tab/>- is the address to the hub</text:p>
      <text:p text:style-name="P18"><text:span text:style-name="T6">&lt;environment&gt;</text:span><text:tab/>- defines one environment that this rc supports</text:p>
      <text:p text:style-name="P18"/>
      <text:p text:style-name="P18">The remote control can also be configured from the run scripts (rc.sh or rc.bat) by defining</text:p>
      <text:p text:style-name="P18"/>
      <text:p text:style-name="P18"><text:span text:style-name="T6">ENVIRONMENT</text:span><text:span text:style-name="T4"><text:tab/><text:tab/></text:span>- defines environments/browsers supported by this remote control</text:p>
      <text:p text:style-name="P18"><text:span text:style-name="T6">USEREXTENSIONS</text:span><text:tab/>- defines where user-extensions.js is located</text:p>
      <text:p text:style-name="P18"/>
      <text:p text:style-name="P29"><text:span text:style-name="T3">and adding following after </text:span><text:span text:style-name="T8">SelfRegisteringRemoteControlLauncher</text:span></text:p>
      <text:p text:style-name="P18"><text:span text:style-name="T6">-hubUrl</text:span><text:span text:style-name="T6"> [hubUrl]</text:span><text:tab/>- is the address to the hub</text:p>
      <text:p text:style-name="P18"><text:span text:style-name="T6">-port [PORT]</text:span><text:tab/>- is the port that this remote control listens to</text:p>
      <text:p text:style-name="P18"/>
      <text:p text:style-name="P18">The <text:span text:style-name="T6">ENVIRONMENT</text:span> variable(s) should match one or more of the ones defined in the hub console.</text:p>
      <text:p text:style-name="P17"/>
      <text:p text:style-name="P3">How to record test cases</text:p>
      <text:p text:style-name="P2"/>
      <text:p text:style-name="P18"><draw:frame draw:style-name="fr4" draw:name="graphics4" text:anchor-type="paragraph" svg:width="7.117cm" svg:height="9.26cm" draw:z-index="0"><draw:image xlink:href="Pictures/100000000000010D0000015ECBD6B6C8.png" xlink:type="simple" xlink:show="embed" xlink:actuate="onLoad"/></draw:frame>Test cases are recorded using the TestBench IDE.</text:p>
      <text:p text:style-name="P18"/>
      <text:p text:style-name="P18">Open the page with the application that you want to test and launch the IDE from the [<text:span text:style-name="T13">T</text:span>ools] menu.</text:p>
      <text:p text:style-name="P18"/>
      <text:p text:style-name="P18">Recording will be automatically enabled when the program launches. This is marked by the <draw:frame draw:style-name="fr5" draw:name="graphics5" text:anchor-type="as-char" svg:y="-0.422cm" svg:width="0.397cm" svg:height="0.423cm" draw:z-index="1"><draw:image xlink:href="Pictures/100000000000000F00000010B9BD4DA5.png" xlink:type="simple" xlink:show="embed" xlink:actuate="onLoad"/></draw:frame> button.</text:p>
      <text:p text:style-name="P18"/>
      <text:p text:style-name="P31">Recording:</text:p>
      <text:p text:style-name="P19"/>
      <text:p text:style-name="P19">TestBench will record appropriate commands as the user navigates the application.</text:p>
      <text:p text:style-name="P19">(<text:span text:style-name="T2">note.</text:span> Passwords are recorded in plain text as they do not differ from normal text input)</text:p>
      <text:p text:style-name="P19">Changing tabs or open windows is not recomended while recoding is enabled, as any clicks made will be recorded.</text:p>
      <text:p text:style-name="P19"/>
      <text:p text:style-name="P19"><text:soft-page-break/>After the test has been recorded, it is advisable to playback the test using <draw:frame draw:style-name="fr3" draw:name="graphics10" text:anchor-type="as-char" svg:width="0.423cm" svg:height="0.265cm" draw:z-index="9"><draw:image xlink:href="Pictures/10000000000000100000000AB1CF78BE.png" xlink:type="simple" xlink:show="embed" xlink:actuate="onLoad"/></draw:frame> to see that it works as planned and no faulty/wrong commands are found (test runs without errors).</text:p>
      <text:p text:style-name="P19"/>
      <text:p text:style-name="P18"><text:span text:style-name="T14">When the test works correctly it should be saved as a .html file with [</text:span>S<text:span text:style-name="T14">ave Test Case] from the [</text:span>F<text:span text:style-name="T14">ile] menu. HTML file format is used because the IDE saves the test case in XHTML format. (Also the default files that are searched when running tests as JUnit tests with the ant script is *.html)</text:span></text:p>
      <text:p text:style-name="P18"><text:span text:style-name="T14"/></text:p>
      <text:p text:style-name="P17">Special commands</text:p>
      <text:p text:style-name="P19"/>
      <text:p text:style-name="P20">Comparing screenshot images: [screenCapture]</text:p>
      <text:p text:style-name="P19"/>
      <text:p text:style-name="P18">From the right click menu, <text:span text:style-name="T2">screenCapture</text:span> will record an event that <text:span text:style-name="T14">takes a screenshot of the desktop, crops out the canvas and compares the result against a reference image (if one is available). If no referense image is available it will save this screenshot and fail the test at the end.</text:span></text:p>
      <text:p text:style-name="P19">(<text:span text:style-name="T2">note</text:span> that screenshots are not taken and compared with the IDE, only when using a remote control)</text:p>
      <text:p text:style-name="P19"/>
      <text:p text:style-name="P19">For the <text:span text:style-name="T2">screenCapture</text:span> command the Value field can be used to define a identifier string for the screenshot. If left empty the identifier will be a running number starting from 1 for each test. Using an ID for the screenshot is more reliable than the numbers if the test changes and screenshots are added or removed.</text:p>
      <text:p text:style-name="P19"/>
      <text:p text:style-name="P19">The naming convention of screenshots is automated and has the following format.</text:p>
      <text:p text:style-name="P22">NameOfTest_OperatingSystem_BrowserName_BrowserMajorNumber_Identifier.png</text:p>
      <text:p text:style-name="P18"/>
      <text:p text:style-name="P20">Recording ToolTips: [showTooltip]</text:p>
      <text:p text:style-name="P19"/>
      <text:p text:style-name="P18">Clicking <draw:frame draw:style-name="fr3" draw:name="graphics7" text:anchor-type="as-char" svg:width="0.582cm" svg:height="0.609cm" draw:z-index="5"><draw:image xlink:href="Pictures/100000000000001600000017CD1265A6.png" xlink:type="simple" xlink:show="embed" xlink:actuate="onLoad"/></draw:frame> will enable recording of a tooltip. Recording is done by hovering over the target element until a tooltip appears and then moving the mouse away from the element. <text:span text:style-name="T14">This will record a showTooltip command and disable the tooltip button.</text:span></text:p>
      <text:p text:style-name="P19"/>
      <text:p text:style-name="P20">Connecting tests together: [includeTest]</text:p>
      <text:p text:style-name="P18"/>
      <text:p text:style-name="P19">TestBench has the capability to connect tests together. This is done by adding the command <text:span text:style-name="T2">includeTest</text:span> where Value is the path to the test to insert (from where the TestConverter is run or full path). Target test will be added in full at the position with <text:span text:style-name="T2">includeTest</text:span>. Inclusion only works when converting to JUnit tests with <text:span text:style-name="T7">com.vaadin.testbench.util.TestConverter</text:span>.</text:p>
      <text:p text:style-name="P19"/>
      <text:p text:style-name="P20">IDE buttons:</text:p>
      <text:p text:style-name="P19"/>
      <text:p text:style-name="P18">The <text:span text:style-name="T2">Find</text:span> button will highlight the target element on the page where as the <text:span text:style-name="T2">Select</text:span> button will allow changing the target for the currently selected command. <text:span text:style-name="T2">Select</text:span> will change the target according to the next element that is clicked. <text:span text:style-name="T15">Select</text:span><text:span text:style-name="T14"> will stop bubbling of events for most Vaadin components, so selection of new target will not cause an actual click for most Vaadin components.</text:span></text:p>
      <text:p text:style-name="P18"/>
      <text:p text:style-name="P18"/>
      <text:p text:style-name="P18"/>
      <text:p text:style-name="P18"/>
      <text:p text:style-name="P18"/>
      <text:p text:style-name="P12"><text:soft-page-break/>Editing test cases</text:p>
      <text:p text:style-name="P18"/>
      <text:p text:style-name="P18">To edit a test case open the test case in the IDE.</text:p>
      <text:p text:style-name="P18"/>
      <text:p text:style-name="P18">Command fields can be changed by selecting target command and then changing the wanted field. (Command, Target or Value)</text:p>
      <text:p text:style-name="P18"/>
      <text:p text:style-name="P18">New commands can be inserted by right clicking and selecting [<text:span text:style-name="T13">I</text:span>nsert New Command] and comments with [Insert New Co<text:span text:style-name="T13">m</text:span>ment]. </text:p>
      <text:p text:style-name="P17"/>
      <text:p text:style-name="P18"><text:span text:style-name="T2">Note</text:span> that new command and new comment will be added on the place that is selected and move the selected command down.</text:p>
      <text:p text:style-name="P17"/>
      <text:p text:style-name="P17">Faulty test cases:</text:p>
      <text:p text:style-name="P18"/>
      <text:p text:style-name="P18">Test cases may become faulty due to intentional changes to the application. Normally it involves changes in elements so that the TestBench element locator can't find the correct element. (refer to known problems)</text:p>
      <text:p text:style-name="P18"/>
      <text:p text:style-name="P18">If the problem is that an element can't be found press <draw:frame draw:style-name="fr3" draw:name="graphics11" text:anchor-type="as-char" svg:width="0.423cm" svg:height="0.265cm" draw:z-index="10"><draw:image xlink:href="Pictures/10000000000000100000000AB1CF78BE.png" xlink:type="simple" xlink:show="embed" xlink:actuate="onLoad"/></draw:frame> to playback the test and find the problem position and check with the <text:span text:style-name="T2">Find</text:span> button that the element can't be found (eg. It's not a problem with timing that the element just isn't available yet). Re-selecting the element is simplest with the <text:span text:style-name="T2">Select</text:span> button that will update the target.</text:p>
      <text:p text:style-name="P18"/>
      <text:p text:style-name="P3">How to playback a test case</text:p>
      <text:p text:style-name="P2"/>
      <text:p text:style-name="P20">From the IDE</text:p>
      <text:p text:style-name="P19"/>
      <text:p text:style-name="P19">Open target test in the IDE with [Open...] from the [<text:span text:style-name="T13">F</text:span><text:span text:style-name="T16">ile] menu (if not testing an already open test).</text:span></text:p>
      <text:p text:style-name="P21"/>
      <text:p text:style-name="P18"><text:span text:style-name="T14">Push the </text:span><draw:frame draw:style-name="fr3" draw:name="graphics6" text:anchor-type="as-char" svg:width="0.423cm" svg:height="0.265cm" draw:z-index="6"><draw:image xlink:href="Pictures/10000000000000100000000AB1CF78BE.png" xlink:type="simple" xlink:show="embed" xlink:actuate="onLoad"/></draw:frame> <text:span text:style-name="T14">button to playback the test. Playback will disable recording and run the currently open/selected test.</text:span></text:p>
      <text:p text:style-name="P19"/>
      <text:p text:style-name="P18"><text:span text:style-name="T14">The command execution speed on playback can be controlled with the </text:span><text:span text:style-name="T14"><draw:frame draw:style-name="fr3" draw:name="graphics8" text:anchor-type="as-char" svg:width="2.17cm" svg:height="0.556cm" draw:z-index="8"><draw:image xlink:href="Pictures/100000000000005200000015E5D04730.png" xlink:type="simple" xlink:show="embed" xlink:actuate="onLoad"/></draw:frame></text:span><text:span text:style-name="T14"> slider. Slowing down the execution speed on IDE playback is helpful when confirming the correctness of a test sequence.</text:span></text:p>
      <text:p text:style-name="P18"/>
      <text:p text:style-name="P17">As a JUnit test</text:p>
      <text:p text:style-name="P17"/>
      <text:p text:style-name="P19">The recommended way to run JUnit tests is to edit/use the Ant Script in the examples directory. This will convert, compile and run the test(s). <text:span text:style-name="T2">Note</text:span> the property values defined in script.</text:p>
      <text:p text:style-name="P18"/>
      <text:p text:style-name="P18">Tests can also be played back using the hub and running the test as a JUnit test.</text:p>
      <text:p text:style-name="P18"/>
      <text:p text:style-name="P18">Converting tests can be done in two ways.</text:p>
      <text:p text:style-name="P18"/>
      <text:p text:style-name="P18">One is to use <text:span text:style-name="T6">TestConverter</text:span> from the vaadin-testbench jar from the command line or with the create-tests target in the Ant script.</text:p>
      <text:p text:style-name="P18"><text:soft-page-break/></text:p>
      <text:p text:style-name="P22">com.vaadin.testbench.util.TestConverter [OUTPUTDIR BROWSERS HTMLTestFiles]</text:p>
      <text:p text:style-name="P28">OutputDir <text:tab/><text:tab/>defines where the generated Java JUnit files should be saved</text:p>
      <text:p text:style-name="P28">Browsers<text:tab/><text:tab/>defines target environments separated by a comma </text:p>
      <text:p text:style-name="P28"><text:tab/><text:tab/><text:tab/>(environments need to be found in hub targets)</text:p>
      <text:p text:style-name="P28">HTMLTestFiles<text:tab/><text:tab/>target test files locations separated by a space</text:p>
      <text:p text:style-name="P26"/>
      <text:p text:style-name="P18">When compiling the JUnit tests you need to add the vaadin-testbench-@version@.jar and lib/junit-*.jar into your build path. (These are also needed for running the test)</text:p>
      <text:p text:style-name="P18"/>
      <text:p text:style-name="P18">When running the JUnit test case 3 system property values need to be specified.</text:p>
      <text:p text:style-name="P24">-Dcom.vaadin.testbench.tester.host<text:span text:style-name="T22">=”localhost”</text:span></text:p>
      <text:p text:style-name="P20"><text:span text:style-name="T5">-Dcom.vaadin.testbench.deployment.url</text:span><text:span text:style-name="T3">=”</text:span><text:a xlink:type="simple" xlink:href="http://demo.vaadin.com/"><text:span text:style-name="T3">http://demo.vaadin.com/</text:span></text:a><text:span text:style-name="T3">”</text:span></text:p>
      <text:p text:style-name="P20"><text:span text:style-name="T5">-Dcom.vaadin.testbench.screenshot.directory</text:span><text:span text:style-name="T3">=”screenshot”</text:span></text:p>
      <text:p text:style-name="P19"/>
      <text:p text:style-name="P19">The given values are for the example test within the package, running it with Grid on the local machine.</text:p>
      <text:p text:style-name="P19"/>
      <text:p text:style-name="P18">Another is to export the test to a JUnit test from the IDE.</text:p>
      <text:p text:style-name="P18"><text:tab/><text:span text:style-name="T13">F</text:span>ile → <text:span text:style-name="T13">E</text:span>xport Test Case As → Vaadin Format – TestBench.</text:p>
      <text:p text:style-name="P18"/>
      <text:p text:style-name="P19">This will create a .java JUnit file out of the currently open test. (Some things need to be changed by hand in the .java file like screen shot names, test will use Firefox for the test and includeTest will not include the target test)</text:p>
      <text:p text:style-name="P19"/>
      <text:p text:style-name="P11"><text:span text:style-name="T2">Note</text:span>. Tests will not be able to run if no remote control has registered wanted environment.</text:p>
      <text:p text:style-name="P19"/>
      <text:p text:style-name="P3">How to setup test machines</text:p>
      <text:p text:style-name="P2"/>
      <text:p text:style-name="P19">Setting up a test machine consists of</text:p>
      <text:p text:style-name="P19"/>
      <text:list xml:id="list29596991" text:style-name="L7">
        <text:list-item>
          <text:p text:style-name="P41">Install/confirm Java 1.5 JRE (or newer)</text:p>
        </text:list-item>
        <text:list-item>
          <text:p text:style-name="P41">Install browsers to use on machine</text:p>
        </text:list-item>
        <text:list-item>
          <text:p text:style-name="P41">Copy grid to test machine and edit remote-control run script</text:p>
        </text:list-item>
        <text:list-item>
          <text:p text:style-name="P41">Set browser settings</text:p>
        </text:list-item>
        <text:list-item>
          <text:p text:style-name="P41">Set OS settings</text:p>
        </text:list-item>
      </text:list>
      <text:p text:style-name="P11"/>
      <text:p text:style-name="P20">Edit remote control configuration file</text:p>
      <text:p text:style-name="P19"/>
      <text:p text:style-name="P19">After copying the grid package (or just the remote-control if another machine is running the hub) the configuration file needs to be edited.</text:p>
      <text:p text:style-name="P19"/>
      <text:p text:style-name="P19">If the hub is running on the same machine as the remote control then only the <text:span text:style-name="T6">&lt;environment&gt;</text:span> nodes need to be defined with proper targets for this remote controller as localhost.</text:p>
      <text:p text:style-name="P19"/>
      <text:p text:style-name="P19">For remote controllers running on other machines both the <text:span text:style-name="T6">&lt;hubURL&gt;</text:span> and <text:span text:style-name="T6">&lt;environment&gt;</text:span> nodes need to be checked and defined.</text:p>
      <text:p text:style-name="P19"/>
      <text:p text:style-name="P18"><text:span text:style-name="T6">&lt;port&gt;</text:span><text:tab/><text:tab/><text:span text:style-name="T23">- is the port this remote control listens to</text:span></text:p>
      <text:p text:style-name="P25"><text:span text:style-name="T4">&lt;hubURL&gt;</text:span><text:tab/><text:tab/>- is the address to the hub</text:p>
      <text:p text:style-name="P25">&lt;environment&gt;<text:span text:style-name="T14"><text:tab/>- defines one environment that this rc supports</text:span></text:p>
      <text:p text:style-name="P19"/>
      <text:p text:style-name="P20"><text:soft-page-break/>Browser settings</text:p>
      <text:p text:style-name="P19"/>
      <text:p text:style-name="P19">Turn off popup blockers for all browsers.</text:p>
      <text:p text:style-name="P19">[Internet Explorer<text:tab/>-<text:tab/><text:span text:style-name="T13">T</text:span>ools → <text:span text:style-name="T13">P</text:span>op-up Blocker → Turn Off Pop-up <text:span text:style-name="T13">B</text:span>locker]</text:p>
      <text:p text:style-name="P19">[Safari<text:tab/><text:tab/><text:tab/>-<text:tab/><text:span text:style-name="T13">E</text:span>dit → <text:span text:style-name="T13">B</text:span>lock Pop-up Windows]</text:p>
      <text:p text:style-name="P19"/>
      <text:p text:style-name="P19">Turn off default browser checks for all browsers.</text:p>
      <text:p text:style-name="P19"/>
      <text:p text:style-name="P20">Operating system settings</text:p>
      <text:p text:style-name="P19"/>
      <text:p text:style-name="P20">Windows:</text:p>
      <text:p text:style-name="P19">Disable error reporting in case a browser crashes.</text:p>
      <text:list xml:id="list29596544" text:style-name="L8">
        <text:list-item>
          <text:p text:style-name="P48">Open control panel → System</text:p>
        </text:list-item>
        <text:list-item>
          <text:p text:style-name="P48">Select ”Advanced” tab</text:p>
        </text:list-item>
        <text:list-item>
          <text:p text:style-name="P48">Select ”Error reporting”</text:p>
        </text:list-item>
        <text:list-item>
          <text:p text:style-name="P48">Check that ”Disable error reporting” is selected</text:p>
        </text:list-item>
        <text:list-item>
          <text:p text:style-name="P48">Check that ”But notify me when critical errors occur” is not selected</text:p>
        </text:list-item>
      </text:list>
      <text:p text:style-name="P19"/>
      <text:p text:style-name="P20">Notes for using screenshots</text:p>
      <text:p text:style-name="P19"/>
      <text:p text:style-name="P19">Disable the auto-hide function for the toolbar. (Windows)</text:p>
      <text:p text:style-name="P19">Check that the toolbar is either locked or unlocked on all test machines. (Windows)</text:p>
      <text:p text:style-name="P19">Diable cursor blinking.</text:p>
      <text:p text:style-name="P19"><text:tab/>Windows: [Control panel → Keyboard → Cursor blink rate → none]</text:p>
      <text:p text:style-name="P19"/>
      <text:p text:style-name="P19">Turn on "Allow active content to run in files on My Computer" under Security settings on IE.</text:p>
      <text:p text:style-name="P19"/>
      <text:p text:style-name="P19">Use same resolution on all test machines and check that the maximized window is always the same size.</text:p>
      <text:p text:style-name="P19"/>
      <text:p text:style-name="P19">Configure browsers in the same manner on all machines (same toolbars visible etc.)</text:p>
      <text:p text:style-name="P19">Turn off software that may suddenly popup a new window.</text:p>
      <text:p text:style-name="P19">Disable cursor blinking for less false fails.</text:p>
      <text:p text:style-name="P19"/>
      <text:p text:style-name="P3">How to integrate TestBench with a build system</text:p>
      <text:p text:style-name="P2"/>
      <text:p text:style-name="P19">An example using Apache Ant can be found in the example directory. The example Ant script should be runnable if the hub and remote control have been started. The sample test will fail on the first run because there are no referense images.</text:p>
      <text:p text:style-name="P19"/>
      <text:p text:style-name="P20">Using TestBench with a build system.</text:p>
      <text:p text:style-name="P20"/>
      <text:p text:style-name="P19">The build system needs to take the following steps after finishing the build to run tests.</text:p>
      <text:p text:style-name="P19"/>
      <text:list xml:id="list29607574" text:style-name="L9">
        <text:list-item>
          <text:p text:style-name="P42">Start server for testing (needs to be reachable by test machines)</text:p>
        </text:list-item>
        <text:list-item>
          <text:p text:style-name="P42">Convert HTML test to Java Junit tests using TestConverter</text:p>
        </text:list-item>
        <text:list-item>
          <text:p text:style-name="P42">Compile created Java Junit tests</text:p>
        </text:list-item>
        <text:list-item>
          <text:p text:style-name="P42">Remove old error screens for screenshot directory</text:p>
        </text:list-item>
        <text:list-item>
          <text:p text:style-name="P42">Run compiled Junit tests</text:p>
        </text:list-item>
        <text:list-item>
          <text:p text:style-name="P42">Remove temporary files (source and compiled java files)</text:p>
        </text:list-item>
      </text:list>
      <text:p text:style-name="P19"/>
      <text:p text:style-name="P19"/>
      <text:p text:style-name="P20"><text:soft-page-break/>Start server.<text:span text:style-name="T3"> (example assumes Jetty is used)</text:span></text:p>
      <text:p text:style-name="P19"/>
      <text:p text:style-name="P19">Create a WAR package of the application(s). Example of creating a war file using ant script:</text:p>
      <text:p text:style-name="P19"/>
      <text:p text:style-name="P23">&lt;war destfile=”example.war” webxml=”./WebContent/WEB-INF/web.xml”&gt;</text:p>
      <text:p text:style-name="P23"><text:s text:c="2"/>&lt;fileset dir=”./src/possible_html_files”&gt;</text:p>
      <text:p text:style-name="P23"><text:s text:c="2"/>&lt;lib dir=”./thirdparty/libs&gt;&lt;exclude name=”not_needed.jar”/&gt;&lt;/lib&gt;</text:p>
      <text:p text:style-name="P23"><text:s text:c="2"/>&lt;classes dir=”./build/” /&gt;</text:p>
      <text:p text:style-name="P23">&lt;/war&gt;</text:p>
      <text:p text:style-name="P19"/>
      <text:p text:style-name="P19">Copy created war file to $JETTY_HOME/webapps/example.war</text:p>
      <text:p text:style-name="P19"/>
      <text:p text:style-name="P19">Start a server so that the program to be tested is accessible from the test machine(s).</text:p>
      <text:p text:style-name="P23">java -jar start.jar</text:p>
      <text:p text:style-name="P19"/>
      <text:p text:style-name="P19">Application should now be deployed at <text:span text:style-name="T18">http://BUILD_SYSTEM_ADDRESS:8080/example/</text:span><text:span text:style-name="T12"> </text:span>if example configuration has been used.</text:p>
      <text:p text:style-name="P19"/>
      <text:p text:style-name="P20">Note<text:span text:style-name="T3"> that the deployment url/ip and port may change, but context path needs to stay the same as the one recieved when recording tests. Else all locators will need to be edited.</text:span></text:p>
      <text:p text:style-name="P19"/>
      <text:p text:style-name="P20">Convert HTML tests</text:p>
      <text:p text:style-name="P19"/>
      <text:p text:style-name="P19">Run <text:span text:style-name="T7">com.vaadin.testbench.util.TestConverter [OUTPUTDIR BROWSERS HTMLTestFiles]</text:span></text:p>
      <text:p text:style-name="P26"/>
      <text:p text:style-name="P26">OutputDir <text:tab/><text:tab/>defines where the generated Java JUnit files should be saved</text:p>
      <text:p text:style-name="P26">Browsers<text:tab/><text:tab/>defines target environments separated by a comma</text:p>
      <text:p text:style-name="P26">HTMLTestFiles<text:tab/>target test files locations separated by a space</text:p>
      <text:p text:style-name="P19"/>
      <text:p text:style-name="P20">Compile JUnit tests</text:p>
      <text:p text:style-name="P19"/>
      <text:p text:style-name="P19">Compile the java files created during the previous step.</text:p>
      <text:p text:style-name="P19"/>
      <text:p text:style-name="P20">Remove old error screens</text:p>
      <text:p text:style-name="P19"/>
      <text:p text:style-name="P19">If there are any error screens from a prevoius run remove these so they don't mix with possible ones from this run.</text:p>
      <text:p text:style-name="P19"/>
      <text:p text:style-name="P20">Run Junit tests</text:p>
      <text:p text:style-name="P19"/>
      <text:p text:style-name="P19">Define required system property values to the java virtual machine.</text:p>
      <text:p text:style-name="P19"/>
      <text:p text:style-name="P20"><text:span text:style-name="T5">-Dcom.vaadin.testbench.tester.host</text:span><text:span text:style-name="T3"> </text:span></text:p>
      <text:p text:style-name="P19"><text:tab/>= Hub address without the port definition eg. ”localhost”</text:p>
      <text:p text:style-name="P19"/>
      <text:p text:style-name="P20"><text:span text:style-name="T5">-Dcom.vaadin.testbench.deployment.url</text:span><text:span text:style-name="T3"> </text:span></text:p>
      <text:p text:style-name="P20"><text:span text:style-name="T3"><text:tab/>= Base url of test application eg. ”</text:span><text:a xlink:type="simple" xlink:href="http://demo.vaadin.com/"><text:span text:style-name="T3">http://demo.vaadin.com/</text:span></text:a><text:span text:style-name="T3">”</text:span></text:p>
      <text:p text:style-name="P19"/>
      <text:p text:style-name="P20"><text:span text:style-name="T5">-Dcom.vaadin.testbench.screenshot.directory</text:span><text:span text:style-name="T3"> </text:span></text:p>
      <text:p text:style-name="P19"><text:tab/>= Base directory for reference and error images</text:p>
      <text:p text:style-name="P19"/>
      <text:p text:style-name="P19"><text:soft-page-break/>Optional system property values that can be used.</text:p>
      <text:p text:style-name="P19"/>
      <text:p text:style-name="P20"><text:span text:style-name="T5">-Dcom.vaadin.testbench.screenshot.softfail</text:span><text:span text:style-name="T3"> </text:span></text:p>
      <text:p text:style-name="P19"><text:tab/>= if ”true” lets the test run to finish even if errors are found for screenshots</text:p>
      <text:p text:style-name="P19"/>
      <text:p text:style-name="P23">-Dcom.vaadin.testbench.screenshot.onfail</text:p>
      <text:p text:style-name="P19"><text:tab/>= if ”true” takes a screenshot when a test fails.</text:p>
      <text:p text:style-name="P19"/>
      <text:p text:style-name="P19"/>
      <text:p text:style-name="P23">-Dcom.vaadin.testbench.screenshot.reference.debug</text:p>
      <text:p text:style-name="P19"><text:tab/>= if ”true” creates extra output for debuging purposes</text:p>
      <text:p text:style-name="P19"/>
      <text:p text:style-name="P20">Remove temporary files</text:p>
      <text:p text:style-name="P19"/>
      <text:p text:style-name="P19">Clean away created files that are not needed anymore. (the .java and .class files)</text:p>
      <text:p text:style-name="P18"/>
      <text:p text:style-name="P17">Stop server</text:p>
      <text:p text:style-name="P18"/>
      <text:p text:style-name="P18">After tests have completed stop the server and remove application data from the <text:span text:style-name="T9">webapps/</text:span> directory.</text:p>
      <text:p text:style-name="P18"/>
      <text:p text:style-name="P12">Notes for running tests</text:p>
      <text:p text:style-name="P18"/>
      <text:p text:style-name="P18">(Notes concern mostly people running tests on the local machine using Grid.)</text:p>
      <text:p text:style-name="P18"/>
      <text:p text:style-name="P18">When taking screenshots the mouse cursor will be moved to position 0,0 on screen to minimise problems with screenshot elements.</text:p>
      <text:p text:style-name="P18"/>
      <text:p text:style-name="P18">When using Opera, Safari or Google Chrome browsers, arrow key navigation is handled by the Java Robot that will send an actual key event to the system. This will not target the browser and target element, but the currently focused window and its selected element.</text:p>
      <text:p text:style-name="P18"/>
      <text:p text:style-name="P12">Handling of reference screenshots</text:p>
      <text:p text:style-name="P18"/>
      <text:p text:style-name="P18">For reference screenshots the best place to have them would be somewhere where both the user and build server have access or in the version control repository. This way users and the build server will have the latest references for their use. (note that both build server and users will need to have access to this location)</text:p>
      <text:p text:style-name="P18"/>
      <text:p text:style-name="P17">Updating references</text:p>
      <text:p text:style-name="P18"/>
      <text:p text:style-name="P18">Updating references on a users own machine only requires the user to copy over the correct/new screenshots from the <text:span text:style-name="T17">errors/</text:span> directory to the <text:span text:style-name="T17">references/ </text:span>directory.</text:p>
      <text:p text:style-name="P18"/>
      <text:p text:style-name="P18">If using a repository, the images are copied the same way from <text:span text:style-name="T17">errors/</text:span> to <text:span text:style-name="T17">references/</text:span>, but the new <text:span text:style-name="T17">references/</text:span> also needs to be committed to the repository.</text:p>
      <text:p text:style-name="P18"/>
      <text:p text:style-name="P18"/>
      <text:p text:style-name="P18"/>
      <text:p text:style-name="P18"/>
      <text:p text:style-name="P3"><text:soft-page-break/>Supported browser strings</text:p>
      <text:p text:style-name="P3"/>
      <text:section text:style-name="Sect1" text:name="Section1">
        <text:list xml:id="list29592012" text:style-name="L10">
          <text:list-item>
            <text:p text:style-name="P35">*firefoxproxy</text:p>
          </text:list-item>
          <text:list-item>
            <text:p text:style-name="P35">*firefox</text:p>
          </text:list-item>
          <text:list-item>
            <text:p text:style-name="P35">*chrome</text:p>
          </text:list-item>
          <text:list-item>
            <text:p text:style-name="P35">*firefoxchrome</text:p>
          </text:list-item>
          <text:list-item>
            <text:p text:style-name="P35">*firefox2</text:p>
          </text:list-item>
          <text:list-item>
            <text:p text:style-name="P35">*firefox3</text:p>
          </text:list-item>
          <text:list-item>
            <text:p text:style-name="P35">*iexploreproxy</text:p>
          </text:list-item>
          <text:list-item>
            <text:p text:style-name="P35">*safari</text:p>
          </text:list-item>
          <text:list-item>
            <text:p text:style-name="P35">*safariproxy</text:p>
          </text:list-item>
          <text:list-item>
            <text:p text:style-name="P35">*iehta</text:p>
          </text:list-item>
          <text:list-item>
            <text:p text:style-name="P35">*iexplore</text:p>
          </text:list-item>
          <text:list-item>
            <text:p text:style-name="P35">*opera</text:p>
          </text:list-item>
          <text:list-item>
            <text:p text:style-name="P35">*piiexplore</text:p>
          </text:list-item>
          <text:list-item>
            <text:p text:style-name="P35">*pifirefox</text:p>
          </text:list-item>
          <text:list-item>
            <text:p text:style-name="P35">*konqueror</text:p>
          </text:list-item>
          <text:list-item>
            <text:p text:style-name="P35">*mock</text:p>
          </text:list-item>
          <text:list-item>
            <text:p text:style-name="P35">*googlechrome</text:p>
          </text:list-item>
        </text:list>
      </text:section>
      <text:p text:style-name="P9"/>
      <text:p text:style-name="P9">Running tests with only a Remote Control</text:p>
      <text:p text:style-name="P27"/>
      <text:p text:style-name="P27">Running test with only a standalone remote controller only requires changes to <text:span text:style-name="T20">browsers</text:span> property string in the ant script and that the <text:span text:style-name="T6">com.vaadin.testbench.tester.host</text:span> points to the remote control. No changes to tests or other settings are required.</text:p>
      <text:p text:style-name="P27"/>
      <text:p text:style-name="P27">To run tests with a standalone remote controller download Selenium RC from http://seleniumhq.org/</text:p>
      <text:p text:style-name="P27"/>
      <text:p text:style-name="P27">After unpacking copy selenium-server.jar from <text:span text:style-name="T17">selenium-server-1.x.x/</text:span></text:p>
      <text:p text:style-name="P27"/>
      <text:p text:style-name="P27">Copy user-extensions.js from <text:span text:style-name="T17">grid/remote-control/</text:span> in the TestBench package to where selenium-server.jar is located.</text:p>
      <text:p text:style-name="P27"/>
      <text:p text:style-name="P27">Start the Remote Control server with</text:p>
      <text:p text:style-name="P24">java -jar selenium-server.jar -userExtensions user-extensions.js</text:p>
      <text:p text:style-name="P27"/>
      <text:p text:style-name="P27">In the Ant script in <text:span text:style-name="T17">example/</text:span> change the <text:span text:style-name="T20">browsers</text:span> property to use names defined in <text:span text:style-name="T2">Supported browser strings</text:span>. </text:p>
      <text:p text:style-name="P27"/>
      <text:p text:style-name="P27">(<text:span text:style-name="T2">Note</text:span> browser for *chrome is Firefox and not Google Chrome)</text:p>
      <text:p text:style-name="P27"/>
      <text:p text:style-name="P27"/>
      <text:p text:style-name="P9">Known issues</text:p>
      <text:p text:style-name="P26"/>
      <text:p text:style-name="P26"><text:span text:style-name="T19">waitForVaadin doesn't always wait on the first command if the command is run before testbench hooks to the application are set on load.</text:span> [This should be fixed now]</text:p>
      <text:p text:style-name="P26"/>
      <text:p text:style-name="P26">At the moment playback for modifier+arrow key only works in Firefox and InternetExplorer.</text:p>
      <text:p text:style-name="P26"/>
      <text:p text:style-name="P26">Tests with RichTextFields do not work.</text:p>
      <text:p text:style-name="P26"/>
      <text:p text:style-name="P26">Drag-n-drop functionality is not yet implemented.</text:p>
      <text:p text:style-name="P26"/>
      <text:p text:style-name="P26">For LoginForm test will record a <text:span text:style-name="T2">selectFrame</text:span> when using LoginForm and <text:span text:style-name="T2">selectWindow</text:span> when going away from login. Remove these commands to get the test to work correctly.</text:p>
      <text:p text:style-name="P26"/>
      <text:p text:style-name="P26"/>
      <text:p text:style-name="P26"><text:soft-page-break/><text:span text:style-name="T19">Testing of datefield popup in IE is erratic. This is due to execution of mousedown event halting for awhile sometimes.</text:span> [Fixed since 200912100700]</text:p>
      <text:p text:style-name="P26"/>
      <text:p text:style-name="P26">Screenshots don't always work as expected under Linux due to remote control resizing browser window wrong for selenium.windowMaximize()</text:p>
      <text:p text:style-name="P26"/>
      <text:p text:style-name="P26"/>
      <text:p text:style-name="P26"/>
      <text:p text:style-name="P15">Jetty Configuration example</text:p>
      <text:p text:style-name="P26"/>
      <text:p text:style-name="P16">&lt;?xml version="1.0"?&gt;</text:p>
      <text:p text:style-name="P33">&lt;!DOCTYPE Configure PUBLIC "-//Mort Bay Consulting//DTD Configure//EN" "http://jetty.mortbay.org/configure.dtd"&gt;</text:p>
      <text:p text:style-name="P33"/>
      <text:p text:style-name="P33">&lt;Configure id="Server" class="org.mortbay.jetty.Server"&gt;</text:p>
      <text:p text:style-name="P33"><text:s text:c="4"/>&lt;Call name="addConnector"&gt;</text:p>
      <text:p text:style-name="P33"><text:s text:c="6"/>&lt;Arg&gt;</text:p>
      <text:p text:style-name="P33"><text:s text:c="10"/>&lt;New class="org.mortbay.jetty.nio.SelectChannelConnector"&gt;</text:p>
      <text:p text:style-name="P33"><text:s text:c="12"/>&lt;Set name="port"&gt;8080&lt;/Set&gt;</text:p>
      <text:p text:style-name="P33"><text:s text:c="10"/>&lt;/New&gt;</text:p>
      <text:p text:style-name="P33"><text:s text:c="6"/>&lt;/Arg&gt;</text:p>
      <text:p text:style-name="P33"><text:s text:c="4"/>&lt;/Call&gt;</text:p>
      <text:p text:style-name="P33"/>
      <text:p text:style-name="P33"><text:s text:c="4"/>&lt;Set name="handler"&gt;</text:p>
      <text:p text:style-name="P33"><text:s text:c="6"/>&lt;New id="Handlers" class="org.mortbay.jetty.handler.HandlerCollection"&gt;</text:p>
      <text:p text:style-name="P33"><text:s text:c="9"/>&lt;Array type="org.mortbay.jetty.Handler"&gt;</text:p>
      <text:p text:style-name="P33"><text:s text:c="8"/>&lt;Set name="handlers"&gt;</text:p>
      <text:p text:style-name="P33"><text:s text:c="11"/>&lt;Item&gt;</text:p>
      <text:p text:style-name="P33"><text:s text:c="13"/>&lt;New id="Contexts" class="org.mortbay.jetty.handler.ContextHandlerCollection"/&gt;</text:p>
      <text:p text:style-name="P33"><text:s text:c="11"/>&lt;/Item&gt;</text:p>
      <text:p text:style-name="P33"><text:s text:c="9"/>&lt;/Array&gt;</text:p>
      <text:p text:style-name="P33"><text:s text:c="8"/>&lt;/Set&gt;</text:p>
      <text:p text:style-name="P33"><text:s text:c="6"/>&lt;/New&gt;</text:p>
      <text:p text:style-name="P33"><text:s text:c="4"/>&lt;/Set&gt;</text:p>
      <text:p text:style-name="P33"/>
      <text:p text:style-name="P33"><text:s text:c="4"/>&lt;Call name="addLifeCycle"&gt;</text:p>
      <text:p text:style-name="P33"><text:s text:c="6"/>&lt;Arg&gt;</text:p>
      <text:p text:style-name="P33"><text:s text:c="8"/>&lt;New class="org.mortbay.jetty.deployer.WebAppDeployer"&gt;</text:p>
      <text:p text:style-name="P33"><text:s text:c="10"/>&lt;Set name="contexts"&gt;&lt;Ref id="Contexts"/&gt;&lt;/Set&gt;</text:p>
      <text:p text:style-name="P33"><text:s text:c="10"/>&lt;Set name="webAppDir"&gt;&lt;SystemProperty name="jetty.home" default="."/&gt;/webapps&lt;/Set&gt;</text:p>
      <text:p text:style-name="P33"><text:s text:c="10"/>&lt;Set name=”parentLoaderPriority”&gt;false&lt;/Set&gt;</text:p>
      <text:p text:style-name="P33"><text:s text:c="10"/>&lt;Set name=”extract”&gt;true&lt;/Set&gt;</text:p>
      <text:p text:style-name="P33"><text:s text:c="10"/>&lt;Set name=”allowDuplicates”&gt;false&lt;/Set&gt;</text:p>
      <text:p text:style-name="P33"><text:s text:c="8"/>&lt;/New&gt;</text:p>
      <text:p text:style-name="P33"><text:s text:c="6"/>&lt;/Arg&gt;</text:p>
      <text:p text:style-name="P33"><text:s text:c="4"/>&lt;/Call&gt;</text:p>
      <text:p text:style-name="P34">&lt;/Configur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bold" style:font-size-asian="14pt" style:font-weight-asian="bold" style:font-size-complex="14pt"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text:tab/>TestBench 2.0 Beta</text:span><text:tab/><text:page-number text:select-page="current">15</text:page-number>/<text:page-count>15</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kael Grankvist</meta:initial-creator>
    <meta:creation-date>2009-11-03T13:51:13.42</meta:creation-date>
    <dc:date>2009-12-30T11:08:50.38</dc:date>
    <dc:creator>Mikael Grankvist</dc:creator>
    <meta:editing-duration>PT47H56M58S</meta:editing-duration>
    <meta:editing-cycles>430</meta:editing-cycles>
    <meta:generator>OpenOffice.org/3.1$Win32 OpenOffice.org_project/310m11$Build-9399</meta:generator>
    <meta:document-statistic meta:table-count="0" meta:image-count="11" meta:object-count="0" meta:page-count="15" meta:paragraph-count="350" meta:word-count="3365" meta:character-count="21856"/>
  </office:meta>
</office:document-meta>
</file>